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dtd.isURI( String tagName , String att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dtd.isOptionalClosing(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dtd.defineBoolean( String tagName , String [ ] attr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dtd.isPreserveSpace(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dtd.initializ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HTMLdtd.isElement( String name , int fla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MLdtd.isOnlyOpening(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dtd.charFromNam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MLdtd.defineBoolean( String tagName , String att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9">
            <text:p text:style-name="Table_20_Contents">39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TMLdtd.defineEntity( String name , char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dtd.fromChar( in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MLdtd.isElementContent(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dtd.isEmptyTag(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dtd.defineElement( String name , int fl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dtd.isBoolean( String tagName , String attr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MLdtd.isClosing( String tagName , String openTag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